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CA" fo:font-weight="bold" officeooo:rsid="0007775d" officeooo:paragraph-rsid="0007775d" style:font-weight-asian="bold" style:font-weight-complex="bold"/>
    </style:style>
    <style:style style:name="P2" style:family="paragraph" style:parent-style-name="Standard">
      <style:text-properties fo:language="en" fo:country="CA" fo:font-weight="bold" officeooo:rsid="00083617" officeooo:paragraph-rsid="00083617" style:font-weight-asian="bold" style:font-weight-complex="bold"/>
    </style:style>
    <style:style style:name="P3" style:family="paragraph" style:parent-style-name="Standard">
      <style:text-properties fo:language="en" fo:country="CA" fo:font-weight="bold" officeooo:rsid="0009ea30" officeooo:paragraph-rsid="0009ea30" style:font-weight-asian="bold" style:font-weight-complex="bold"/>
    </style:style>
    <style:style style:name="P4" style:family="paragraph" style:parent-style-name="Standard">
      <style:text-properties fo:language="en" fo:country="CA" fo:font-weight="normal" officeooo:rsid="0007775d" officeooo:paragraph-rsid="0007775d" style:font-weight-asian="normal" style:font-weight-complex="normal"/>
    </style:style>
    <style:style style:name="P5" style:family="paragraph" style:parent-style-name="Standard">
      <style:text-properties fo:language="en" fo:country="CA" fo:font-weight="normal" officeooo:rsid="00083617" officeooo:paragraph-rsid="00083617" style:font-weight-asian="normal" style:font-weight-complex="normal"/>
    </style:style>
    <style:style style:name="P6" style:family="paragraph" style:parent-style-name="Standard">
      <style:text-properties fo:language="en" fo:country="CA" fo:font-weight="normal" officeooo:rsid="0009ea30" officeooo:paragraph-rsid="00083617" style:font-weight-asian="normal" style:font-weight-complex="normal"/>
    </style:style>
    <style:style style:name="P7" style:family="paragraph" style:parent-style-name="Standard">
      <style:text-properties fo:language="en" fo:country="CA" fo:font-weight="normal" officeooo:rsid="0009ea30" officeooo:paragraph-rsid="0009ea30" style:font-weight-asian="normal" style:font-weight-complex="normal"/>
    </style:style>
    <style:style style:name="P8" style:family="paragraph" style:parent-style-name="Standard">
      <style:text-properties fo:language="en" fo:country="CA" fo:font-weight="normal" officeooo:rsid="0009ea30" officeooo:paragraph-rsid="000a8cf8" style:font-weight-asian="normal" style:font-weight-complex="normal"/>
    </style:style>
    <style:style style:name="P9" style:family="paragraph" style:parent-style-name="Standard">
      <style:text-properties fo:language="en" fo:country="CA" fo:font-weight="normal" officeooo:rsid="0007775d" officeooo:paragraph-rsid="0007775d" style:font-weight-asian="normal" style:font-weight-complex="normal"/>
    </style:style>
    <style:style style:name="P10" style:family="paragraph" style:parent-style-name="Standard">
      <style:text-properties fo:language="en" fo:country="CA" fo:font-weight="bold" officeooo:rsid="00083617" officeooo:paragraph-rsid="00083617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ea30" style:font-weight-asian="normal" style:font-weight-complex="normal"/>
    </style:style>
    <style:style style:name="T3" style:family="text">
      <style:text-properties fo:font-weight="normal" officeooo:rsid="000a8cf8" style:font-weight-asian="normal" style:font-weight-complex="normal"/>
    </style:style>
    <style:style style:name="T4" style:family="text">
      <style:text-properties officeooo:rsid="00083617"/>
    </style:style>
    <style:style style:name="T5" style:family="text">
      <style:text-properties officeooo:rsid="000a8cf8"/>
    </style:style>
    <style:style style:name="T6" style:family="text">
      <style:text-properties officeooo:rsid="000bd3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is it like?</text:p>
      <text:p text:style-name="P4"/>
      <text:p text:style-name="P4"><text:tab/><text:span text:style-name="T4">It's the razer chroma for addressable LED strips on an Arduino board. OR, it's the customizer <text:tab/>for an addressable RBG LED strip for people that do not know how to code. It will include a</text:span></text:p>
      <text:p text:style-name="P4"><text:tab/><text:span text:style-name="T5">GUI for the user. The arduino must be connected to the computer for this to work. </text:span></text:p>
      <text:p text:style-name="P4"/>
      <text:p text:style-name="P2">What problem does it solve?</text:p>
      <text:p text:style-name="P5"/>
      <text:p text:style-name="P2"><text:span text:style-name="T1"><text:tab/>When coding for an RGB LED strip </text:span><text:span text:style-name="T3">or matrix</text:span><text:span text:style-name="T1"> that's addressable, setting each and every little <text:tab/>LED takes work, and experience </text:span><text:span text:style-name="T2">in </text:span><text:span text:style-name="T1">coding </text:span><text:span text:style-name="T2">C++</text:span><text:span text:style-name="T1">. </text:span><text:span text:style-name="T3">It is tedious and many people do not know how <text:tab/>to code, blocking them from using these strips and panels.</text:span></text:p>
      <text:p text:style-name="P6"/>
      <text:p text:style-name="P3">How does it solve the problem?</text:p>
      <text:p text:style-name="P7"/>
      <text:p text:style-name="P7"><text:tab/>you can use a GUI to change patterns and colours of the LED's, connecting to the arduino <text:tab/>through a USB serial port and the arduino IDE, which is built in java. <text:span text:style-name="T5">This allows people to</text:span></text:p>
      <text:p text:style-name="P7"><text:tab/><text:span text:style-name="T5">have a simple, easy to use and quick application to set up their LED strips. It will be able to do</text:span></text:p>
      <text:p text:style-name="P8"><text:tab/><text:span text:style-name="T5">various patterns on the strip/matrix, and on a matrix display scrolling or stationary text, function <text:tab/>as a music visualizer. The program will also allow saving profiles to allow quick loading presets </text:span></text:p>
      <text:p text:style-name="P8"><text:span text:style-name="T5"><text:tab/>previously defined by the user. As a stretch goal, There should be patterns to detects key presses <text:tab/>and programs. This would allow, for example, a flash or ripple when a key is pressed, and <text:tab/>possibly automatic profile loading when it detects certian programs are started or currently <text:tab/></text:span></text:p>
      <text:p text:style-name="P8"><text:tab/><text:span text:style-name="T6">running. It could also detect the system date and time to change pattern depending on the </text:span></text:p>
      <text:p text:style-name="P8"><text:tab/><text:span text:style-name="T6">current time of the day/month/year. For example, it turns red and green by default in December, </text:span></text:p>
      <text:p text:style-name="P8"><text:tab/><text:span text:style-name="T6">but it changes to the music visualizer profile automatically when it detects the music player has </text:span></text:p>
      <text:p text:style-name="P8"><text:tab/><text:span text:style-name="T6">been started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CA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3M44S</meta:editing-duration>
    <meta:editing-cycles>5</meta:editing-cycles>
    <meta:generator>LibreOffice/5.1.4.2$Linux_X86_64 LibreOffice_project/10m0$Build-2</meta:generator>
    <dc:date>2016-12-01T11:30:33.754886962</dc:date>
    <meta:document-statistic meta:table-count="0" meta:image-count="0" meta:object-count="0" meta:page-count="1" meta:paragraph-count="14" meta:word-count="294" meta:character-count="1659" meta:non-whitespace-character-count="1354"/>
    <meta:user-defined meta:name="Info 1"/>
    <meta:user-defined meta:name="Info 2"/>
    <meta:user-defined meta:name="Info 3"/>
    <meta:user-defined meta:name="Info 4"/>
  </office:meta>
</office:document-meta>
</file>